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or supuesto! Aquí tienes un quiz de nivel bajo sobre React con 30 preguntas de opción múltiple. Cada pregunta tiene tres opciones de respuesta. Puedes usar este quiz para evaluar el conocimiento básico de React. Las respuestas correctas se indican con "(Respuesta correcta)" al lado de la opción correspondiente.</text:p>
      <text:p text:style-name="Standard"/>
      <text:p text:style-name="Standard">**Quiz sobre React (Nivel Bajo)**</text:p>
      <text:p text:style-name="Standard"/>
      <text:p text:style-name="Standard">1. ¿Qué es React?</text:p>
      <text:p text:style-name="Standard"><text:s text:c="3"/>a) Un lenguaje de programación.</text:p>
      <text:p text:style-name="Standard"><text:s text:c="3"/>b) Un sistema de gestión de bases de datos.</text:p>
      <text:p text:style-name="Standard"><text:s text:c="3"/>c) Una biblioteca de JavaScript para construir interfaces de usuario interactivas. (Respuesta correcta)</text:p>
      <text:p text:style-name="Standard"/>
      <text:p text:style-name="Standard">2. ¿Cuál es el propósito principal de ReactDOM en React?</text:p>
      <text:p text:style-name="Standard"><text:s text:c="3"/>a) Gestionar el enrutamiento de la aplicación.</text:p>
      <text:p text:style-name="Standard"><text:s text:c="3"/>b) Renderizar componentes de React en el DOM. (Respuesta correcta)</text:p>
      <text:p text:style-name="Standard"><text:s text:c="3"/>c) Controlar el estado global de la aplicación.</text:p>
      <text:p text:style-name="Standard"/>
      <text:p text:style-name="Standard">3. ¿Qué tipo de componente de React se define como una función JavaScript en lugar de una clase?</text:p>
      <text:p text:style-name="Standard"><text:s text:c="3"/>a) Componente de clase.</text:p>
      <text:p text:style-name="Standard"><text:s text:c="3"/>b) Componente funcional. (Respuesta correcta)</text:p>
      <text:p text:style-name="Standard"><text:s text:c="3"/>c) Componente de estado.</text:p>
      <text:p text:style-name="Standard"/>
      <text:p text:style-name="Standard">4. ¿Cómo se pasan datos de un componente principal a un componente hijo en React?</text:p>
      <text:p text:style-name="Standard"><text:s text:c="3"/>a) Usando `this.data`.</text:p>
      <text:p text:style-name="Standard"><text:s text:c="3"/>b) Usando `props`. (Respuesta correcta)</text:p>
      <text:p text:style-name="Standard"><text:s text:c="3"/>c) Usando `state`.</text:p>
      <text:p text:style-name="Standard"/>
      <text:p text:style-name="Standard">5. ¿Qué es el "estado" (state) en un componente React?</text:p>
      <text:p text:style-name="Standard"><text:s text:c="3"/>a) Los estilos CSS aplicados a un componente.</text:p>
      <text:p text:style-name="Standard"><text:s text:c="3"/>b) Los datos que un componente utiliza internamente y puede cambiar con el tiempo. (Respuesta correcta)</text:p>
      <text:p text:style-name="Standard"><text:s text:c="3"/>c) Los datos que un componente recibe de sus padres.</text:p>
      <text:p text:style-name="Standard"/>
      <text:p text:style-name="Standard">6. ¿Cuál es la diferencia entre `props` y `state` en React?</text:p>
      <text:p text:style-name="Standard"><text:s text:c="3"/>a) `props` se utiliza para definir el estado interno de un componente, mientras que `state` se utiliza para pasar datos de un componente a sus hijos.</text:p>
      <text:p text:style-name="Standard"><text:s text:c="3"/>b) `props` es inmutable y se utiliza para pasar datos de padres a hijos, mientras que `state` es mutable y se utiliza para datos internos que pueden cambiar con el tiempo. (Respuesta correcta)</text:p>
      <text:p text:style-name="Standard"><text:s text:c="3"/>c) `props` y `state` son términos intercambiables en React.</text:p>
      <text:p text:style-name="Standard"/>
      <text:p text:style-name="Standard">7. ¿Cómo se maneja un evento (por ejemplo, un clic) en un componente React?</text:p>
      <text:p text:style-name="Standard"><text:s text:c="3"/>a) React maneja automáticamente los eventos, no es necesario hacer nada.</text:p>
      <text:p text:style-name="Standard"><text:s text:c="3"/>b) Definiendo una función manejadora de eventos y pasándola como un atributo. (Respuesta correcta)</text:p>
      <text:p text:style-name="Standard"><text:s text:c="3"/>c) Utilizando la propiedad `event` en el componente.</text:p>
      <text:p text:style-name="Standard"/>
      <text:p text:style-name="Standard">8. ¿Cuál es el método de ciclo de vida de un componente React que se llama justo después de que el componente se haya renderizado en el DOM?</text:p>
      <text:p text:style-name="Standard"><text:s text:c="3"/>a) `componentDidUpdate`</text:p>
      <text:p text:style-name="Standard"><text:s text:c="3"/>b) `componentDidMount` (Respuesta correcta)</text:p>
      <text:p text:style-name="Standard"><text:s text:c="3"/>c) `componentWillUnmount`</text:p>
      <text:p text:style-name="Standard"><text:soft-page-break/></text:p>
      <text:p text:style-name="Standard">9. ¿Cuál de las siguientes bibliotecas es comúnmente utilizada para gestionar el enrutamiento en una aplicación React?</text:p>
      <text:p text:style-name="Standard"><text:s text:c="3"/>a) React Router (Respuesta correcta)</text:p>
      <text:p text:style-name="Standard"><text:s text:c="3"/>b) Redux</text:p>
      <text:p text:style-name="Standard"><text:s text:c="3"/>c) Axios</text:p>
      <text:p text:style-name="Standard"/>
      <text:p text:style-name="Standard">10. ¿Cómo se renderiza una lista de elementos en React?</text:p>
      <text:p text:style-name="Standard"><text:s text:c="4"/>a) Utilizando un bucle `for`.</text:p>
      <text:p text:style-name="Standard"><text:s text:c="4"/>b) Utilizando el método `renderList()`.</text:p>
      <text:p text:style-name="Standard"><text:s text:c="4"/>c) Mapeando los elementos a elementos JSX utilizando `map()`. (Respuesta correcta)</text:p>
      <text:p text:style-name="Standard"/>
      <text:p text:style-name="Standard">11. ¿Qué biblioteca se utiliza comúnmente para hacer llamadas HTTP en una aplicación React?</text:p>
      <text:p text:style-name="Standard"><text:s text:c="4"/>a) React Router</text:p>
      <text:p text:style-name="Standard"><text:s text:c="4"/>b) Axios (Respuesta correcta)</text:p>
      <text:p text:style-name="Standard"><text:s text:c="4"/>c) Redux</text:p>
      <text:p text:style-name="Standard"/>
      <text:p text:style-name="Standard">12. ¿Qué se utiliza para gestionar el estado global de una aplicación en React?</text:p>
      <text:p text:style-name="Standard"><text:s text:c="4"/>a) Redux (Respuesta correcta)</text:p>
      <text:p text:style-name="Standard"><text:s text:c="4"/>b) React Router</text:p>
      <text:p text:style-name="Standard"><text:s text:c="4"/>c) Axios</text:p>
      <text:p text:style-name="Standard"/>
      <text:p text:style-name="Standard">13. ¿Qué método de ciclo de vida de un componente React se llama antes de que el componente se elimine del DOM?</text:p>
      <text:p text:style-name="Standard"><text:s text:c="4"/>a) `componentDidUnmount`</text:p>
      <text:p text:style-name="Standard"><text:s text:c="4"/>b) `componentWillUnmount` (Respuesta correcta)</text:p>
      <text:p text:style-name="Standard"><text:s text:c="4"/>c) `componentWillRemove`</text:p>
      <text:p text:style-name="Standard"/>
      <text:p text:style-name="Standard">14. ¿Qué es el enlace condicional en React?</text:p>
      <text:p text:style-name="Standard"><text:s text:c="4"/>a) Una técnica para crear enlaces de hipertexto.</text:p>
      <text:p text:style-name="Standard"><text:s text:c="4"/>b) Una técnica para mostrar o ocultar elementos de la interfaz de usuario basándose en una condición. (Respuesta correcta)</text:p>
      <text:p text:style-name="Standard"><text:s text:c="4"/>c) Un enlace que se utiliza para vincular dos componentes de manera bidireccional.</text:p>
      <text:p text:style-name="Standard"/>
      <text:p text:style-name="Standard">15. ¿Cuál es la forma más común de gestionar el estado en un componente funcional en React?</text:p>
      <text:p text:style-name="Standard"><text:s text:c="4"/>a) Utilizando la propiedad `state`.</text:p>
      <text:p text:style-name="Standard"><text:s text:c="4"/>b) Utilizando `this.setState()`.</text:p>
      <text:p text:style-name="Standard"><text:s text:c="4"/>c) Utilizando React Hooks como `useState`. (Respuesta correcta)</text:p>
      <text:p text:style-name="Standard"/>
      <text:p text:style-name="Standard">16. ¿Qué es el enrutamiento en una aplicación React?</text:p>
      <text:p text:style-name="Standard"><text:s text:c="4"/>a) El proceso de definir rutas de navegación en una aplicación.</text:p>
      <text:p text:style-name="Standard"><text:s text:c="4"/>b) El proceso de optimizar el rendimiento de la aplicación.</text:p>
      <text:p text:style-name="Standard"><text:s text:c="4"/>c) El proceso de navegar entre diferentes vistas o páginas de una aplicación. (Respuesta correcta)</text:p>
      <text:p text:style-name="Standard"/>
      <text:p text:style-name="Standard">17. ¿Cuál es la ventaja principal de utilizar React para construir interfaces de usuario?</text:p>
      <text:p text:style-name="Standard"><text:s text:c="4"/>a) Facilita la creación de bases de datos.</text:p>
      <text:p text:style-name="Standard"><text:s text:c="4"/>b) Permite la creación de interfaces de usuario interactivas y reactivas. (Respuesta correcta)</text:p>
      <text:p text:style-name="Standard"><text:s text:c="4"/>c) Simplifica el manejo de llamadas HTTP.</text:p>
      <text:p text:style-name="Standard"/>
      <text:p text:style-name="Standard">18. ¿Qué se utiliza para aplicar estilos a componentes en React?</text:p>
      <text:p text:style-name="Standard"><text:s text:c="4"/>a) JavaScript puro.</text:p>
      <text:p text:style-name="Standard"><text:s text:c="4"/>b) CSS.</text:p>
      <text:p text:style-name="Standard"><text:soft-page-break/><text:s text:c="4"/>c) CSS-in-JS y bibliotecas como Styled Components. (Respuesta correcta)</text:p>
      <text:p text:style-name="Standard"/>
      <text:p text:style-name="Standard">19. ¿Qué significa el término "reconciliación" en el contexto de React?</text:p>
      <text:p text:style-name="Standard"><text:s text:c="4"/>a) Es el proceso de resolver conflictos en un equipo de desarrollo.</text:p>
      <text:p text:style-name="Standard"><text:s text:c="4"/>b) Es el proceso de optimizar la aplicación para múltiples navegadores.</text:p>
      <text:p text:style-name="Standard"><text:s text:c="4"/>c) Es el proceso interno que React utiliza para actualizar eficientemente el DOM en función de los cambios en el estado y las props de un componente. (Respuesta correcta)</text:p>
      <text:p text:style-name="Standard"/>
      <text:p text:style-name="Standard">20. ¿Cuál de las siguientes opciones NO es un componente en React?</text:p>
      <text:p text:style-name="Standard"><text:s text:c="4"/>a) Componente funcional.</text:p>
      <text:p text:style-name="Standard"><text:s text:c="4"/>b) Componente de clase.</text:p>
      <text:p text:style-name="Standard"><text:s text:c="4"/>c) Componente estilístico. (Respuesta correcta)</text:p>
      <text:p text:style-name="Standard"/>
      <text:p text:style-name="Standard">21. ¿Qué se utiliza para evitar que un componente funcional se renderice nuevamente innecesariamente en React?</text:p>
      <text:p text:style-name="Standard"><text:s text:c="4"/>a) `componentWillUpdate`</text:p>
      <text:p text:style-name="Standard"><text:s text:c="4"/>b) `shouldComponentUpdate` (Respuesta correcta)</text:p>
      <text:p text:style-name="Standard"><text:s text:c="4"/>c) `componentDidUpdate`</text:p>
      <text:p text:style-name="Standard"/>
      <text:p text:style-name="Standard">22. ¿Cuál de las siguientes bibliotecas se utiliza comúnmente para la gestión del estado en una aplicación React?</text:p>
      <text:p text:style-name="Standard"><text:s text:c="4"/>a) React Router</text:p>
      <text:p text:style-name="Standard"><text:s text:c="4"/>b) Redux (Respuesta correcta)</text:p>
      <text:p text:style-name="Standard"><text:s text:c="4"/>c) Axios</text:p>
      <text:p text:style-name="Standard"/>
      <text:p text:style-name="Standard">23. ¿Qué método de ciclo de vida de un componente se llama justo después de que el componente se haya renderizado en el DOM?</text:p>
      <text:p text:style-name="Standard"><text:s text:c="4"/>a) `componentDidUpdate`</text:p>
      <text:p text:style-name="Standard"><text:s text:c="4"/>b) `componentDidMount` (Respuesta correcta)</text:p>
      <text:p text:style-name="Standard"><text:s text:c="4"/>c) `componentWillUnmount`</text:p>
      <text:p text:style-name="Standard"/>
      <text:p text:style-name="Standard">24. ¿Cuál es el propósito principal de</text:p>
      <text:p text:style-name="Standard"/>
      <text:p text:style-name="Standard"><text:s/>la biblioteca React Router en una aplicación React?</text:p>
      <text:p text:style-name="Standard"><text:s text:c="4"/>a) Gestionar el estado global de la aplicación.</text:p>
      <text:p text:style-name="Standard"><text:s text:c="4"/>b) Facilitar la creación de componentes.</text:p>
      <text:p text:style-name="Standard"><text:s text:c="4"/>c) Gestionar la navegación y el enrutamiento en una aplicación de una sola página (SPA). (Respuesta correcta)</text:p>
      <text:p text:style-name="Standard"/>
      <text:p text:style-name="Standard">25. ¿Cuál de las siguientes opciones se utiliza para pasar datos de un componente padre a un componente hijo en React?</text:p>
      <text:p text:style-name="Standard"><text:s text:c="4"/>a) `state`</text:p>
      <text:p text:style-name="Standard"><text:s text:c="4"/>b) `props` (Respuesta correcta)</text:p>
      <text:p text:style-name="Standard"><text:s text:c="4"/>c) `context`</text:p>
      <text:p text:style-name="Standard"/>
      <text:p text:style-name="Standard">26. ¿Cuál de las siguientes declaraciones es verdadera acerca de los eventos en React?</text:p>
      <text:p text:style-name="Standard"><text:s text:c="4"/>a) Los eventos no se pueden manejar en React.</text:p>
      <text:p text:style-name="Standard"><text:s text:c="4"/>b) Los eventos se manejan utilizando funciones manejadoras de eventos que se pasan como atributos a los elementos. (Respuesta correcta)</text:p>
      <text:p text:style-name="Standard"><text:s text:c="4"/>c) Los eventos se manejan automáticamente sin necesidad de intervención del desarrollador.</text:p>
      <text:p text:style-name="Standard"/>
      <text:p text:style-name="Standard">27. ¿Qué es el "ciclo de vida" de un componente en React?</text:p>
      <text:p text:style-name="Standard"><text:soft-page-break/><text:s text:c="4"/>a) El tiempo que un componente pasa en pantalla.</text:p>
      <text:p text:style-name="Standard"><text:s text:c="4"/>b) Las fases por las que pasa un componente desde su creación hasta su eliminación. (Respuesta correcta)</text:p>
      <text:p text:style-name="Standard"><text:s text:c="4"/>c) El proceso de diseñar la interfaz de usuario de una aplicación.</text:p>
      <text:p text:style-name="Standard"/>
      <text:p text:style-name="Standard">28. ¿Cuál es la función principal de la librería Redux en una aplicación React?</text:p>
      <text:p text:style-name="Standard"><text:s text:c="4"/>a) Manejar las rutas de navegación en la aplicación.</text:p>
      <text:p text:style-name="Standard"><text:s text:c="4"/>b) Gestionar el estado global de la aplicación. (Respuesta correcta)</text:p>
      <text:p text:style-name="Standard"><text:s text:c="4"/>c) Realizar llamadas HTTP a servidores externos.</text:p>
      <text:p text:style-name="Standard"/>
      <text:p text:style-name="Standard">29. ¿Qué es el "Context API" en React y para qué se utiliza?</text:p>
      <text:p text:style-name="Standard"><text:s text:c="4"/>a) Una biblioteca para el manejo de bases de datos.</text:p>
      <text:p text:style-name="Standard"><text:s text:c="4"/>b) Una API para acceder a los estilos CSS en una aplicación React.</text:p>
      <text:p text:style-name="Standard"><text:s text:c="4"/>c) Una característica de React que se utiliza para pasar datos a través del árbol de componentes sin tener que pasar props manualmente en cada nivel. (Respuesta correcta)</text:p>
      <text:p text:style-name="Standard"/>
      <text:p text:style-name="Standard">30. ¿Cuál de las siguientes opciones NO es una ventaja de usar React para construir interfaces de usuario?</text:p>
      <text:p text:style-name="Standard"><text:s text:c="4"/>a) Facilita la creación de aplicaciones de servidor.</text:p>
      <text:p text:style-name="Standard"><text:s text:c="4"/>b) Permite la reutilización de componentes.</text:p>
      <text:p text:style-name="Standard"><text:s text:c="4"/>c) Facilita la creación de interfaces de usuario interactivas y reactivas. (Respuesta correcta)</text:p>
      <text:p text:style-name="Standard"/>
      <text:p text:style-name="Standard">Espero que este quiz sea útil para evaluar el conocimiento básico de React. Puedes utilizarlo para pruebas o evaluaciones. Si deseas personalizarlo o agregar más preguntas, no dudes en hacer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or supuesto! Aquí tienes un quiz de nivel medio sobre React con 30 preguntas de opción múltiple. Puedes utilizar este quiz para evaluar un conocimiento más profundo de React. Las respuestas correctas se indican con "(Respuesta correcta)" al lado de la opción correspondiente.</text:p>
      <text:p text:style-name="Standard"/>
      <text:p text:style-name="Standard">**Quiz sobre React (Nivel Medio)**</text:p>
      <text:p text:style-name="Standard"/>
      <text:p text:style-name="Standard">1. ¿Cuál de las siguientes declaraciones es verdadera acerca de React?</text:p>
      <text:p text:style-name="Standard"><text:s text:c="3"/>a) React es un lenguaje de programación.</text:p>
      <text:p text:style-name="Standard"><text:s text:c="3"/>b) React es una biblioteca de JavaScript para construir interfaces de usuario interactivas. (Respuesta correcta)</text:p>
      <text:p text:style-name="Standard"><text:s text:c="3"/>c) React es un sistema de gestión de bases de datos.</text:p>
      <text:p text:style-name="Standard"/>
      <text:p text:style-name="Standard">2. ¿Cuál de los siguientes métodos es parte del ciclo de vida de un componente de clase en React?</text:p>
      <text:p text:style-name="Standard"><text:s text:c="3"/>a) `render`</text:p>
      <text:p text:style-name="Standard"><text:s text:c="3"/>b) `useState`</text:p>
      <text:p text:style-name="Standard"><text:s text:c="3"/>c) `componentDidMount` (Respuesta correcta)</text:p>
      <text:p text:style-name="Standard"/>
      <text:p text:style-name="Standard">3. ¿Qué es JSX en React y por qué es útil?</text:p>
      <text:p text:style-name="Standard"><text:s text:c="3"/>a) JSX es un lenguaje de marcado independiente para crear interfaces de usuario en React.</text:p>
      <text:p text:style-name="Standard"><text:s text:c="3"/>b) JSX es un sistema de gestión de estado en React.</text:p>
      <text:p text:style-name="Standard"><text:s text:c="3"/>c) JSX es una extensión de JavaScript que permite escribir código HTML dentro de JavaScript. (Respuesta correcta)</text:p>
      <text:p text:style-name="Standard"/>
      <text:p text:style-name="Standard">4. ¿Cuál es la diferencia entre un componente funcional y un componente de clase en React?</text:p>
      <text:p text:style-name="Standard"><text:s text:c="3"/>a) Los componentes funcionales son más eficientes en términos de rendimiento que los componentes de clase.</text:p>
      <text:p text:style-name="Standard"><text:s text:c="3"/>b) Los componentes de clase pueden tener estado (state) y métodos de ciclo de vida, mientras que los componentes funcionales no. (Respuesta correcta)</text:p>
      <text:p text:style-name="Standard"><text:s text:c="3"/>c) No hay diferencias significativas entre ellos; ambos se utilizan de la misma manera.</text:p>
      <text:p text:style-name="Standard"/>
      <text:p text:style-name="Standard">5. ¿Cuál de las siguientes opciones es una forma de gestionar el estado en un componente funcional en React?</text:p>
      <text:p text:style-name="Standard"><text:s text:c="3"/>a) `this.state`</text:p>
      <text:p text:style-name="Standard"><text:s text:c="3"/>b) `state`</text:p>
      <text:p text:style-name="Standard"><text:s text:c="3"/>c) React Hooks, como `useState` y `useEffect` (Respuesta correcta)</text:p>
      <text:p text:style-name="Standard"/>
      <text:p text:style-name="Standard">6. ¿Cuál es la biblioteca comúnmente utilizada para gestionar el enrutamiento en una aplicación React?</text:p>
      <text:p text:style-name="Standard"><text:s text:c="3"/>a) Redux</text:p>
      <text:p text:style-name="Standard"><text:s text:c="3"/>b) React Router (Respuesta correcta)</text:p>
      <text:p text:style-name="Standard"><text:s text:c="3"/>c) Axios</text:p>
      <text:p text:style-name="Standard"/>
      <text:p text:style-name="Standard">7. ¿Cuál es el propósito de Redux en una aplicación React?</text:p>
      <text:p text:style-name="Standard"><text:s text:c="3"/>a) Facilitar la creación de rutas de navegación en la aplicación.</text:p>
      <text:p text:style-name="Standard"><text:s text:c="3"/>b) Gestionar el estado global de la aplicación. (Respuesta correcta)</text:p>
      <text:p text:style-name="Standard"><text:s text:c="3"/>c) Realizar llamadas HTTP a servidores externos.</text:p>
      <text:p text:style-name="Standard"/>
      <text:p text:style-name="Standard">8. ¿Qué es un "Higher-Order Component" (HOC) en React?</text:p>
      <text:p text:style-name="Standard"><text:s text:c="3"/>a) Un componente de React que se renderiza en una ubicación superior en el DOM.</text:p>
      <text:p text:style-name="Standard"><text:s text:c="3"/>b) Un componente de alto nivel que encapsula la lógica común y la comparte con otros componentes. (Respuesta correcta)</text:p>
      <text:p text:style-name="Standard"><text:s text:c="3"/>c) Un componente que tiene un estado (state) complejo.</text:p>
      <text:p text:style-name="Standard"><text:soft-page-break/></text:p>
      <text:p text:style-name="Standard">9. ¿Qué se utiliza para evitar la renderización innecesaria de un componente funcional en React?</text:p>
      <text:p text:style-name="Standard"><text:s text:c="3"/>a) `componentShouldUpdate`</text:p>
      <text:p text:style-name="Standard"><text:s text:c="3"/>b) `shouldComponentUpdate`</text:p>
      <text:p text:style-name="Standard"><text:s text:c="3"/>c) React.memo y React.memoize (Respuesta correcta)</text:p>
      <text:p text:style-name="Standard"/>
      <text:p text:style-name="Standard">10. ¿Qué es el "Context API" en React y para qué se utiliza?</text:p>
      <text:p text:style-name="Standard"><text:s text:c="4"/>a) Una API para acceder a los estilos CSS en una aplicación React.</text:p>
      <text:p text:style-name="Standard"><text:s text:c="4"/>b) Una característica de React que se utiliza para pasar datos a través del árbol de componentes sin tener que pasar props manualmente en cada nivel. (Respuesta correcta)</text:p>
      <text:p text:style-name="Standard"><text:s text:c="4"/>c) Un sistema de gestión de eventos en React.</text:p>
      <text:p text:style-name="Standard"/>
      <text:p text:style-name="Standard">11. ¿Qué es el "virtual DOM" en React y cómo contribuye a un mejor rendimiento de la aplicación?</text:p>
      <text:p text:style-name="Standard"><text:s text:c="4"/>a) El "virtual DOM" es una representación visual de la interfaz de usuario en React.</text:p>
      <text:p text:style-name="Standard"><text:s text:c="4"/>b) El "virtual DOM" es una tecnología de realidad virtual utilizada en React.</text:p>
      <text:p text:style-name="Standard"><text:s text:c="4"/>c) El "virtual DOM" es una representación en memoria del DOM real de la aplicación que React utiliza para determinar eficientemente los cambios necesarios en el DOM real. (Respuesta correcta)</text:p>
      <text:p text:style-name="Standard"/>
      <text:p text:style-name="Standard">12. ¿Cuál es el propósito principal de las "Render Props" en React?</text:p>
      <text:p text:style-name="Standard"><text:s text:c="4"/>a) Las "Render Props" son una técnica para pasar props de un componente padre a un componente hijo.</text:p>
      <text:p text:style-name="Standard"><text:s text:c="4"/>b) Las "Render Props" se utilizan para proporcionar una función a un componente hijo para que este componente pueda renderizar elementos o datos. (Respuesta correcta)</text:p>
      <text:p text:style-name="Standard"><text:s text:c="4"/>c) Las "Render Props" se utilizan para establecer el color de fondo de un componente.</text:p>
      <text:p text:style-name="Standard"/>
      <text:p text:style-name="Standard">13. ¿Qué es el "lifting state up" en React y en qué contexto se utiliza comúnmente?</text:p>
      <text:p text:style-name="Standard"><text:s text:c="4"/>a) El "lifting state up" es una técnica que se utiliza para elevar el estado compartido de varios componentes a su ancestro común, lo que facilita la sincronización de datos entre ellos. (Respuesta correcta)</text:p>
      <text:p text:style-name="Standard"><text:s text:c="4"/>b) El "lifting state up" se utiliza para elevar el estado de un componente de clase a un componente funcional.</text:p>
      <text:p text:style-name="Standard"><text:s text:c="4"/>c) El "lifting state up" se utiliza para elevar los eventos de clic a un componente padre.</text:p>
      <text:p text:style-name="Standard"/>
      <text:p text:style-name="Standard">14. ¿Cuál es el propósito de React Portals en una aplicación React?</text:p>
      <text:p text:style-name="Standard"><text:s text:c="4"/>a) React Portals se utilizan para administrar las rutas de navegación en una aplicación.</text:p>
      <text:p text:style-name="Standard"><text:s text:c="4"/>b) React Portals se utilizan para encapsular la lógica de componentes de alto nivel.</text:p>
      <text:p text:style-name="Standard"><text:s text:c="4"/>c) React Portals se utilizan para renderizar un componente fuera de su contenedor principal en el DOM, lo que es útil para implementar elementos modales, notificaciones y otras interfaces que deben estar en una ubicación diferente al flujo normal de la aplicación. (Respuesta correcta)</text:p>
      <text:p text:style-name="Standard"/>
      <text:p text:style-name="Standard">15. ¿Qué es el "Server-Side Rendering" (SSR) en una aplicación React y cuál es su ventaja principal?</text:p>
      <text:p text:style-name="Standard"><text:s text:c="4"/>a) SSR es una técnica para renderizar elementos en el lado del servidor en lugar del cliente, lo que mejora la velocidad de carga inicial y la optimización para motores de búsqueda. (Respuesta correcta)</text:p>
      <text:p text:style-name="Standard"><text:s text:c="4"/>b) SSR es una técnica para renderizar elementos en el lado del cliente, lo que mejora la velocidad de carga inicial.</text:p>
      <text:p text:style-name="Standard"><text:s text:c="4"/>c) SSR es una técnica para gestionar el estado global de la aplicación.</text:p>
      <text:p text:style-name="Standard"/>
      <text:p text:style-name="Standard">16. ¿Qué biblioteca se utiliza para aplicar estilos de manera eficiente en React?</text:p>
      <text:p text:style-name="Standard"><text:s text:c="4"/>a) CSS-in-JS y bibliotecas como Styled Components (Respuesta correcta)</text:p>
      <text:p text:style-name="Standard"><text:s text:c="4"/>b) Redux</text:p>
      <text:p text:style-name="Standard"><text:soft-page-break/><text:s text:c="4"/>c) React Router</text:p>
      <text:p text:style-name="Standard"/>
      <text:p text:style-name="Standard">17. ¿Cuál es la ventaja de utilizar React para construir interfaces de usuario en comparación con JavaScript puro?</text:p>
      <text:p text:style-name="Standard"><text:s text:c="4"/>a) React permite la creación de bases de datos de manera eficiente.</text:p>
      <text:p text:style-name="Standard"><text:s text:c="4"/>b) React facilita la creación de interfaces de usuario interactivas y reactivas. (Respuesta correcta)</text:p>
      <text:p text:style-name="Standard"><text:s text:c="4"/>c) React no ofrece ninguna ventaja sobre JavaScript puro.</text:p>
      <text:p text:style-name="Standard"/>
      <text:p text:style-name="Standard">18. ¿Qué es el "Enlace Condicional" en React y en qué contexto se utiliza comúnmente?</text:p>
      <text:p text:style-name="Standard"><text:s text:c="4"/>a</text:p>
      <text:p text:style-name="Standard"/>
      <text:p text:style-name="Standard">) El "Enlace Condicional" se utiliza para crear enlaces de hipertexto en una aplicación React.</text:p>
      <text:p text:style-name="Standard"><text:s text:c="4"/>b) El "Enlace Condicional" se utiliza para mostrar u ocultar elementos de la interfaz de usuario basándose en una condición. (Respuesta correcta)</text:p>
      <text:p text:style-name="Standard"><text:s text:c="4"/>c) El "Enlace Condicional" se utiliza para vincular dos componentes de manera bidireccional.</text:p>
      <text:p text:style-name="Standard"/>
      <text:p text:style-name="Standard">19. ¿Cuál de las siguientes opciones se utiliza para evitar la renderización innecesaria de un componente de clase en React?</text:p>
      <text:p text:style-name="Standard"><text:s text:c="4"/>a) `componentShouldUpdate`</text:p>
      <text:p text:style-name="Standard"><text:s text:c="4"/>b) `shouldComponentUpdate` (Respuesta correcta)</text:p>
      <text:p text:style-name="Standard"><text:s text:c="4"/>c) `componentDidUpdate`</text:p>
      <text:p text:style-name="Standard"/>
      <text:p text:style-name="Standard">20. ¿Cuál es el propósito de la función `ReactDOM.render()` en una aplicación React?</text:p>
      <text:p text:style-name="Standard"><text:s text:c="4"/>a) Gestionar el estado global de la aplicación.</text:p>
      <text:p text:style-name="Standard"><text:s text:c="4"/>b) Renderizar componentes de React en el DOM. (Respuesta correcta)</text:p>
      <text:p text:style-name="Standard"><text:s text:c="4"/>c) Crear componentes funcionales.</text:p>
      <text:p text:style-name="Standard"/>
      <text:p text:style-name="Standard">21. ¿Qué se utiliza para gestionar el estado local en un componente de clase en React?</text:p>
      <text:p text:style-name="Standard"><text:s text:c="4"/>a) `state` (Respuesta correcta)</text:p>
      <text:p text:style-name="Standard"><text:s text:c="4"/>b) `props`</text:p>
      <text:p text:style-name="Standard"><text:s text:c="4"/>c) `context`</text:p>
      <text:p text:style-name="Standard"/>
      <text:p text:style-name="Standard">22. ¿Cuál es el propósito principal de los componentes controlados en React?</text:p>
      <text:p text:style-name="Standard"><text:s text:c="4"/>a) Los componentes controlados se utilizan para permitir que los usuarios controlen la interfaz de usuario.</text:p>
      <text:p text:style-name="Standard"><text:s text:c="4"/>b) Los componentes controlados se utilizan para manejar los eventos de clic en la aplicación.</text:p>
      <text:p text:style-name="Standard"><text:s text:c="4"/>c) Los componentes controlados se utilizan para mantener el valor de un elemento de entrada (input) en el estado del componente y sincronizarlo con la interfaz de usuario. (Respuesta correcta)</text:p>
      <text:p text:style-name="Standard"/>
      <text:p text:style-name="Standard">23. ¿Qué se utiliza para gestionar la navegación en una aplicación React de una sola página (SPA)?</text:p>
      <text:p text:style-name="Standard"><text:s text:c="4"/>a) React Router (Respuesta correcta)</text:p>
      <text:p text:style-name="Standard"><text:s text:c="4"/>b) Redux</text:p>
      <text:p text:style-name="Standard"><text:s text:c="4"/>c) Axios</text:p>
      <text:p text:style-name="Standard"/>
      <text:p text:style-name="Standard">24. ¿Cuál es el propósito de los componentes "puros" (Pure Components) en React?</text:p>
      <text:p text:style-name="Standard"><text:s text:c="4"/>a) Los componentes "puros" son componentes que solo pueden contener elementos visuales puros, sin lógica adicional.</text:p>
      <text:p text:style-name="Standard"><text:s text:c="4"/>b) Los componentes "puros" son componentes que no se actualizan automáticamente cuando cambian sus props o estado. (Respuesta correcta)</text:p>
      <text:p text:style-name="Standard"><text:s text:c="4"/>c) Los componentes "puros" son componentes que se actualizan automáticamente cada vez que se realiza una acción en la aplicación.</text:p>
      <text:p text:style-name="Standard"/>
      <text:p text:style-name="Standard"><text:soft-page-break/>25. ¿Qué método de ciclo de vida de un componente React se llama justo después de que el componente se haya eliminado del DOM?</text:p>
      <text:p text:style-name="Standard"><text:s text:c="4"/>a) `componentDidUnmount`</text:p>
      <text:p text:style-name="Standard"><text:s text:c="4"/>b) `componentWillUnmount` (Respuesta correcta)</text:p>
      <text:p text:style-name="Standard"><text:s text:c="4"/>c) `componentWillRemove`</text:p>
      <text:p text:style-name="Standard"/>
      <text:p text:style-name="Standard">26. ¿Cuál de las siguientes opciones es una forma de compartir lógica entre componentes en React?</text:p>
      <text:p text:style-name="Standard"><text:s text:c="4"/>a) Redux</text:p>
      <text:p text:style-name="Standard"><text:s text:c="4"/>b) React Router</text:p>
      <text:p text:style-name="Standard"><text:s text:c="4"/>c) Custom Hooks (Respuesta correcta)</text:p>
      <text:p text:style-name="Standard"/>
      <text:p text:style-name="Standard">27. ¿Qué es el "ciclo de vida" de un componente en React?</text:p>
      <text:p text:style-name="Standard"><text:s text:c="4"/>a) El tiempo que un componente permanece en pantalla.</text:p>
      <text:p text:style-name="Standard"><text:s text:c="4"/>b) Las fases por las que pasa un componente desde su creación hasta su eliminación. (Respuesta correcta)</text:p>
      <text:p text:style-name="Standard"><text:s text:c="4"/>c) El proceso de diseño de la interfaz de usuario.</text:p>
      <text:p text:style-name="Standard"/>
      <text:p text:style-name="Standard">28. ¿Cuál es la ventaja principal de usar React Portals en una aplicación React?</text:p>
      <text:p text:style-name="Standard"><text:s text:c="4"/>a) Facilitan la creación de componentes de alto nivel.</text:p>
      <text:p text:style-name="Standard"><text:s text:c="4"/>b) Permiten renderizar componentes fuera de su contenedor principal en el DOM, lo que es útil para implementar elementos modales, notificaciones y otras interfaces que deben estar en una ubicación diferente al flujo normal de la aplicación. (Respuesta correcta)</text:p>
      <text:p text:style-name="Standard"><text:s text:c="4"/>c) Gestionan el estado global de la aplicación.</text:p>
      <text:p text:style-name="Standard"/>
      <text:p text:style-name="Standard">29. ¿Qué es el "estado compartido" en React y cómo se comparte entre componentes?</text:p>
      <text:p text:style-name="Standard"><text:s text:c="4"/>a) El "estado compartido" es el estado que solo se puede usar en componentes funcionales.</text:p>
      <text:p text:style-name="Standard"><text:s text:c="4"/>b) El "estado compartido" es el estado que se almacena en un componente y se comparte con otros componentes utilizando `props`. (Respuesta correcta)</text:p>
      <text:p text:style-name="Standard"><text:s text:c="4"/>c) El "estado compartido" es el estado que se almacena en Redux y se accede mediante el Context API.</text:p>
      <text:p text:style-name="Standard"/>
      <text:p text:style-name="Standard">30. ¿Cuál es el propósito de la función `ReactDOM.hydrate()` en una aplicación React?</text:p>
      <text:p text:style-name="Standard"><text:s text:c="4"/>a) Gestionar el enrutamiento en la aplicación.</text:p>
      <text:p text:style-name="Standard"><text:s text:c="4"/>b) Renderizar componentes de React en el DOM.</text:p>
      <text:p text:style-name="Standard"><text:s text:c="4"/>c) Realizar una renderización hidratante que actualiza la interfaz de usuario en función del contenido preexistente en el servidor. (Respuesta correcta)</text:p>
      <text:p text:style-name="Standard"/>
      <text:p text:style-name="Standard">Espero que este quiz de nivel medio te sea útil para evaluar un conocimiento más avanzado de React. Puedes utilizarlo para pruebas o evaluaciones en un nivel intermedio. Si deseas personalizarlo o agregar más preguntas, no dudes en hacer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laro, aquí tienes un quiz de nivel alto sobre React con 30 preguntas de opción múltiple. Estas preguntas están diseñadas para evaluar un conocimiento más avanzado y profundo de React. Las respuestas correctas se indican con "(Respuesta correcta)" al lado de la opción correspondiente.</text:p>
      <text:p text:style-name="Standard"/>
      <text:p text:style-name="Standard">**Quiz sobre React (Nivel Alto)**</text:p>
      <text:p text:style-name="Standard"/>
      <text:p text:style-name="Standard">1. ¿Qué es el concepto de "reconciliación" en React y cómo funciona?</text:p>
      <text:p text:style-name="Standard"><text:s text:c="3"/>a) La reconciliación se refiere al proceso de resolver conflictos en el estado de un componente.</text:p>
      <text:p text:style-name="Standard"><text:s text:c="3"/>b) La reconciliación es el proceso interno que React utiliza para actualizar el DOM de manera eficiente en función de los cambios en el estado y las props de un componente. (Respuesta correcta)</text:p>
      <text:p text:style-name="Standard"/>
      <text:p text:style-name="Standard">2. ¿Cuándo deberías usar el método `shouldComponentUpdate` en un componente de clase en React y cuál es su propósito?</text:p>
      <text:p text:style-name="Standard"><text:s text:c="3"/>a) Deberías usar `shouldComponentUpdate` siempre que desees forzar una actualización inmediata del componente.</text:p>
      <text:p text:style-name="Standard"><text:s text:c="3"/>b) `shouldComponentUpdate` se utiliza para optimizar el rendimiento al evitar la renderización innecesaria de un componente cuando sus props o estado no cambian. (Respuesta correcta)</text:p>
      <text:p text:style-name="Standard"/>
      <text:p text:style-name="Standard">3. Explica el concepto de "lifting state up" en React y proporciona un ejemplo de su uso.</text:p>
      <text:p text:style-name="Standard"><text:s text:c="3"/>a) "Lifting state up" se refiere a la práctica de mover el estado compartido de varios componentes a su ancestro común, lo que facilita la sincronización de datos entre ellos. (Respuesta correcta)</text:p>
      <text:p text:style-name="Standard"><text:s text:c="3"/>b) "Lifting state up" es una técnica que se utiliza para pasar datos de un componente hijo a un componente padre.</text:p>
      <text:p text:style-name="Standard"/>
      <text:p text:style-name="Standard">4. ¿Qué son los "Higher-Order Components" (HOCs) en React y cómo se utilizan?</text:p>
      <text:p text:style-name="Standard"><text:s text:c="3"/>a) Los HOCs son componentes de alto nivel que encapsulan la lógica común y la comparten con otros componentes. Se utilizan como funciones que toman un componente y devuelven un nuevo componente mejorado. (Respuesta correcta)</text:p>
      <text:p text:style-name="Standard"><text:s text:c="3"/>b) Los HOCs son componentes que están diseñados específicamente para gestionar eventos en React.</text:p>
      <text:p text:style-name="Standard"/>
      <text:p text:style-name="Standard">5. ¿Cuál es la diferencia entre React Hooks y las clases en React, y cuándo es apropiado usar cada uno?</text:p>
      <text:p text:style-name="Standard"><text:s text:c="3"/>a) React Hooks son una forma más moderna de gestionar el estado y los efectos en componentes funcionales. Las clases se utilizan en componentes de clase. Es apropiado usar Hooks en nuevos proyectos y migrar a ellos en proyectos existentes. (Respuesta correcta)</text:p>
      <text:p text:style-name="Standard"><text:s text:c="3"/>b) React Hooks y clases son igualmente efectivos, y puedes usar cualquiera de ellos en cualquier proyecto sin restricciones.</text:p>
      <text:p text:style-name="Standard"/>
      <text:p text:style-name="Standard">6. Explica cómo funciona el contexto (Context API) en React y cuándo es útil.</text:p>
      <text:p text:style-name="Standard"><text:s text:c="3"/>a) El contexto es una forma de pasar datos a través del árbol de componentes sin tener que pasar props manualmente en cada nivel. Es útil cuando tienes datos que son compartidos por varios componentes en diferentes niveles del árbol. (Respuesta correcta)</text:p>
      <text:p text:style-name="Standard"><text:s text:c="3"/>b) El contexto se utiliza para gestionar el estado local de un componente y no es relevante para compartir datos entre componentes.</text:p>
      <text:p text:style-name="Standard"/>
      <text:p text:style-name="Standard">7. ¿Cuándo es apropiado usar React Portals y cuál es su propósito?</text:p>
      <text:p text:style-name="Standard"><text:s text:c="3"/>a) React Portals se utilizan para renderizar componentes en el mismo contenedor en el que se encuentra el componente principal. Son útiles para implementar elementos de diseño flexibles.</text:p>
      <text:p text:style-name="Standard"><text:s text:c="3"/>b) React Portals se utilizan para renderizar un componente fuera de su contenedor principal en el DOM. Son útiles para implementar elementos modales, notificaciones y otras interfaces que deben estar en una ubicación diferente al flujo normal de la aplicación. (Respuesta correcta)</text:p>
      <text:p text:style-name="Standard"><text:soft-page-break/></text:p>
      <text:p text:style-name="Standard">8. ¿Qué son los "Render Props" en React y cómo se utilizan?</text:p>
      <text:p text:style-name="Standard"><text:s text:c="3"/>a) Los "Render Props" son una técnica que consiste en pasar una función como prop a un componente para que este componente pueda renderizar elementos o datos utilizando esa función. (Respuesta correcta)</text:p>
      <text:p text:style-name="Standard"><text:s text:c="3"/>b) Los "Render Props" son una forma de pasar props a componentes de clase en React.</text:p>
      <text:p text:style-name="Standard"/>
      <text:p text:style-name="Standard">9. Explica el concepto de "Server-Side Rendering" (SSR) en una aplicación React y menciona sus ventajas.</text:p>
      <text:p text:style-name="Standard"><text:s text:c="3"/>a) El SSR es una técnica que permite renderizar la primera carga de una aplicación en el servidor en lugar del cliente. Sus ventajas incluyen una carga inicial más rápida y una mejor optimización para motores de búsqueda. (Respuesta correcta)</text:p>
      <text:p text:style-name="Standard"><text:s text:c="3"/>b) El SSR es una técnica que se utiliza para renderizar la aplicación en el lado del cliente, lo que proporciona una experiencia de usuario más rápida.</text:p>
      <text:p text:style-name="Standard"/>
      <text:p text:style-name="Standard">10. ¿Qué es el "virtual DOM" en React y cómo contribuye a un mejor rendimiento de la aplicación?</text:p>
      <text:p text:style-name="Standard"><text:s text:c="4"/>a) El "virtual DOM" es una representación en memoria del DOM real de la aplicación que React utiliza para determinar de manera eficiente los cambios necesarios en el DOM real y minimizar las actualizaciones directas al mismo</text:p>
      <text:p text:style-name="Standard"/>
      <text:p text:style-name="Standard">. (Respuesta correcta)</text:p>
      <text:p text:style-name="Standard"><text:s text:c="4"/>b) El "virtual DOM" es una tecnología de realidad virtual utilizada en React para crear interfaces inmersivas.</text:p>
      <text:p text:style-name="Standard"/>
      <text:p text:style-name="Standard">11. ¿Cuál es la ventaja de usar "React Fiber" en React y cómo mejora el rendimiento?</text:p>
      <text:p text:style-name="Standard"><text:s text:c="4"/>a) React Fiber es una técnica para tejer fibras en una aplicación React. No mejora el rendimiento.</text:p>
      <text:p text:style-name="Standard"><text:s text:c="4"/>b) React Fiber es una revisión interna del núcleo de React que permite una mejor programación concurrente y una renderización más eficiente, lo que mejora el rendimiento en aplicaciones con gran carga de trabajo. (Respuesta correcta)</text:p>
      <text:p text:style-name="Standard"/>
      <text:p text:style-name="Standard">12. ¿Qué es el "Error Boundary" en React y cómo se utiliza para manejar errores?</text:p>
      <text:p text:style-name="Standard"><text:s text:c="4"/>a) El "Error Boundary" es un componente especial en React que permite capturar y manejar errores que ocurren en cualquier lugar de su árbol de componentes secundarios. Se utiliza para evitar que los errores se propaguen y causen fallos en la aplicación. (Respuesta correcta)</text:p>
      <text:p text:style-name="Standard"><text:s text:c="4"/>b) El "Error Boundary" es una técnica para ignorar errores y no hacer nada al respecto.</text:p>
      <text:p text:style-name="Standard"/>
      <text:p text:style-name="Standard">13. ¿Cuándo se debe utilizar el método `componentDidCatch` en un componente React y cuál es su propósito?</text:p>
      <text:p text:style-name="Standard"><text:s text:c="4"/>a) `componentDidCatch` se utiliza para controlar la lógica de renderización en un componente funcional.</text:p>
      <text:p text:style-name="Standard"><text:s text:c="4"/>b) `componentDidCatch` se utiliza para capturar errores que ocurren en componentes secundarios y manejarlos de manera controlada, evitando que la aplicación se bloquee por completo. (Respuesta correcta)</text:p>
      <text:p text:style-name="Standard"/>
      <text:p text:style-name="Standard">14. Explica el concepto de "Code-Splitting" en una aplicación React y menciona sus beneficios.</text:p>
      <text:p text:style-name="Standard"><text:s text:c="4"/>a) "Code-Splitting" es una técnica para dividir el código de la aplicación en partes más pequeñas que se cargan de manera diferida, lo que mejora el rendimiento de la aplicación al reducir el tiempo de carga inicial. (Respuesta correcta)</text:p>
      <text:p text:style-name="Standard"><text:s text:c="4"/>b) "Code-Splitting" es una técnica para agregar comentarios al código fuente.</text:p>
      <text:p text:style-name="Standard"/>
      <text:p text:style-name="Standard">15. ¿Qué es el "HOC (Higher-Order Component) Factory Pattern" en React y cómo se utiliza?</text:p>
      <text:p text:style-name="Standard"><text:soft-page-break/><text:s text:c="4"/>a) El "HOC Factory Pattern" es una técnica que se utiliza para crear componentes de alto orden (HOCs) de manera dinámica en función de las necesidades de la aplicación. (Respuesta correcta)</text:p>
      <text:p text:style-name="Standard"><text:s text:c="4"/>b) El "HOC Factory Pattern" es una técnica para envolver componentes de clase en HOCs.</text:p>
      <text:p text:style-name="Standard"/>
      <text:p text:style-name="Standard">16. ¿Cuál es el propósito de la función `React.memo()` y cuándo se debe usar?</text:p>
      <text:p text:style-name="Standard"><text:s text:c="4"/>a) `React.memo()` es una función que se utiliza para memorizar componentes funcionales y evitar su renderización innecesaria cuando sus props no cambian. Se debe usar para optimizar el rendimiento en componentes que no dependen de cambios en las props. (Respuesta correcta)</text:p>
      <text:p text:style-name="Standard"><text:s text:c="4"/>b) `React.memo()` es una función que se utiliza para convertir componentes de clase en componentes funcionales.</text:p>
      <text:p text:style-name="Standard"/>
      <text:p text:style-name="Standard">17. ¿Cuál es el papel de "Suspense" en React y cómo se utiliza para manejar la carga de recursos asincrónicos?</text:p>
      <text:p text:style-name="Standard"><text:s text:c="4"/>a) "Suspense" es una técnica que se utiliza para suspender la renderización de un componente hasta que se hayan cargado los recursos asincrónicos, como datos o imágenes. Se utiliza con la función `React.Suspense`. (Respuesta correcta)</text:p>
      <text:p text:style-name="Standard"><text:s text:c="4"/>b) "Suspense" es una técnica que se utiliza para eliminar los errores de la aplicación de manera automática.</text:p>
      <text:p text:style-name="Standard"/>
      <text:p text:style-name="Standard">18. ¿Cuál es el propósito de los "Hooks de Renderización" en React y cómo se utilizan?</text:p>
      <text:p text:style-name="Standard"><text:s text:c="4"/>a) Los "Hooks de Renderización" son una categoría de React Hooks que se utilizan para controlar cuándo se debe renderizar un componente de manera manual. (Respuesta correcta)</text:p>
      <text:p text:style-name="Standard"><text:s text:c="4"/>b) Los "Hooks de Renderización" son una técnica para controlar la velocidad de renderización de un componente.</text:p>
      <text:p text:style-name="Standard"/>
      <text:p text:style-name="Standard">19. ¿Qué es el "Concurrent Mode" en React y cuál es su propósito?</text:p>
      <text:p text:style-name="Standard"><text:s text:c="4"/>a) "Concurrent Mode" es una característica de React que permite a la aplicación renderizar componentes de manera concurrente y controlar la prioridad de renderización. Se utiliza para mejorar la capacidad de respuesta de la aplicación y evitar bloqueos. (Respuesta correcta)</text:p>
      <text:p text:style-name="Standard"><text:s text:c="4"/>b) "Concurrent Mode" es una técnica para optimizar la ejecución secuencial de tareas en una aplicación React.</text:p>
      <text:p text:style-name="Standard"/>
      <text:p text:style-name="Standard">20. ¿Cuál es el propósito de "Error Boundaries" en React y cómo se utilizan para manejar errores en la aplicación?</text:p>
      <text:p text:style-name="Standard"><text:s text:c="4"/>a) "Error Boundaries" son componentes especiales en React que capturan y manejan errores en componentes secundarios durante la renderización. Se utilizan para evitar que los errores se propaguen y para mostrar mensajes de error amigables al usuario. (Respuesta correcta)</text:p>
      <text:p text:style-name="Standard"><text:s text:c="4"/>b) "Error Boundaries" son componentes que se utilizan para ignorar errores y no hacer nada al respecto.</text:p>
      <text:p text:style-name="Standard"/>
      <text:p text:style-name="Standard">Espero que este quiz de nivel alto sea útil para evaluar un conocimiento avanzado de React. Puedes utilizarlo para pruebas o evaluaciones en un nivel más avanzado. Si deseas personalizarlo o agregar más preguntas, no dudes en hacer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11:05:58.759000000</meta:creation-date>
    <dc:date>2023-10-20T11:19:11.436000000</dc:date>
    <meta:editing-duration>PT13M13S</meta:editing-duration>
    <meta:editing-cycles>1</meta:editing-cycles>
    <meta:document-statistic meta:table-count="0" meta:image-count="0" meta:object-count="0" meta:page-count="12" meta:paragraph-count="312" meta:word-count="4325" meta:character-count="27604" meta:non-whitespace-character-count="22782"/>
    <meta:generator>LibreOffice/7.6.2.1$Windows_X86_64 LibreOffice_project/56f7684011345957bbf33a7ee678afaf4d2ba333</meta:generator>
  </office:meta>
</office:document-meta>
</file>